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93a" officeooo:paragraph-rsid="0014c93a"/>
    </style:style>
    <style:style style:name="P2" style:family="paragraph" style:parent-style-name="Standard">
      <style:text-properties officeooo:paragraph-rsid="0014c93a"/>
    </style:style>
    <style:style style:name="T1" style:family="text">
      <style:text-properties officeooo:rsid="0014c9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овини та блоги — читати щодня</text:p>
      <text:p text:style-name="Standard"><text:a xlink:type="simple" xlink:href="https://krebsonsecurity.com/" text:style-name="Internet_20_link" text:visited-style-name="Visited_20_Internet_20_Link"><text:span text:style-name="T1">https://krebsonsecurity.com/</text:span></text:a></text:p>
      <text:p text:style-name="Standard"><text:a xlink:type="simple" xlink:href="https://thehackernews.com/" text:style-name="Internet_20_link" text:visited-style-name="Visited_20_Internet_20_Link"><text:span text:style-name="T1">https://thehackernews.com/</text:span></text:a></text:p>
      <text:p text:style-name="Standard"><text:a xlink:type="simple" xlink:href="https://www.darkreading.com/" text:style-name="Internet_20_link" text:visited-style-name="Visited_20_Internet_20_Link"><text:span text:style-name="T1">https://www.darkreading.com/</text:span></text:a></text:p>
      <text:p text:style-name="Standard"><text:a xlink:type="simple" xlink:href="https://www.csoonline.com/" text:style-name="Internet_20_link" text:visited-style-name="Visited_20_Internet_20_Link"><text:span text:style-name="T1">https://www.csoonline.com/</text:span></text:a></text:p>
      <text:p text:style-name="Standard"><text:a xlink:type="simple" xlink:href="https://www.infosecurity-magazine.com/" text:style-name="Internet_20_link" text:visited-style-name="Visited_20_Internet_20_Link"><text:span text:style-name="T1">https://www.infosecurity-magazine.com/</text:span></text:a></text:p>
      <text:p text:style-name="Standard"/>
      <text:p text:style-name="Standard">Українські джерела</text:p>
      <text:p text:style-name="Standard"><text:a xlink:type="simple" xlink:href="https://cert.gov.ua/" text:style-name="Internet_20_link" text:visited-style-name="Visited_20_Internet_20_Link"><text:span text:style-name="T1">https://cert.gov.ua/</text:span></text:a></text:p>
      <text:p text:style-name="Standard"><text:a xlink:type="simple" xlink:href="https://goit.global/ua/articles/" text:style-name="Internet_20_link" text:visited-style-name="Visited_20_Internet_20_Link"><text:span text:style-name="T1">https://goit.global/ua/articles/</text:span></text:a></text:p>
      <text:p text:style-name="Standard"><text:a xlink:type="simple" xlink:href="https://tyzhden.ua/" text:style-name="Internet_20_link" text:visited-style-name="Visited_20_Internet_20_Link"><text:span text:style-name="T1">https://tyzhden.ua/</text:span></text:a></text:p>
      <text:p text:style-name="Standard"><text:a xlink:type="simple" xlink:href="https://forbes.ua/tehnologii" text:style-name="Internet_20_link" text:visited-style-name="Visited_20_Internet_20_Link"><text:span text:style-name="T1">https://forbes.ua/tehnologii</text:span></text:a></text:p>
      <text:p text:style-name="Standard"/>
      <text:p text:style-name="Standard">Інструменти</text:p>
      <text:p text:style-name="Standard"><text:a xlink:type="simple" xlink:href="https://haveibeenpwned.com/" text:style-name="Internet_20_link" text:visited-style-name="Visited_20_Internet_20_Link"><text:span text:style-name="T1">https://haveibeenpwned.com/</text:span></text:a></text:p>
      <text:p text:style-name="Standard"><text:a xlink:type="simple" xlink:href="https://www.virustotal.com/" text:style-name="Internet_20_link" text:visited-style-name="Visited_20_Internet_20_Link"><text:span text:style-name="T1">https://www.virustotal.com/</text:span></text:a></text:p>
      <text:p text:style-name="Standard"><text:a xlink:type="simple" xlink:href="https://github.com/winterrdog/tryhackme-free-rooms" text:style-name="Internet_20_link" text:visited-style-name="Visited_20_Internet_20_Link"><text:span text:style-name="T1">https://github.com/winterrdog/tryhackme-free-rooms</text:span></text:a></text:p>
      <text:p text:style-name="Standard"><text:a xlink:type="simple" xlink:href="https://attack.mitre.org/" text:style-name="Internet_20_link" text:visited-style-name="Visited_20_Internet_20_Link"><text:span text:style-name="T1">https://attack.mitre.org/</text:span></text:a></text:p>
      <text:p text:style-name="Standard"/>
      <text:p text:style-name="Standard">Ransomware</text:p>
      <text:p text:style-name="P1">WannaCry</text:p>
      <text:p text:style-name="P2"><text:a xlink:type="simple" xlink:href="https://en.wikipedia.org/wiki/WannaCry_ransomware_attack" text:style-name="Internet_20_link" text:visited-style-name="Visited_20_Internet_20_Link"><text:span text:style-name="T1">https://en.wikipedia.org/wiki/WannaCry_ransomware_attack</text:span></text:a></text:p>
      <text:p text:style-name="P2"><text:a xlink:type="simple" xlink:href="https://www.malwarebytes.com/petya-and-notpetya" text:style-name="Internet_20_link" text:visited-style-name="Visited_20_Internet_20_Link"><text:span text:style-name="T1">https://www.malwarebytes.com/petya-and-notpetya</text:span></text:a></text:p>
      <text:p text:style-name="P2">NotPetya / Petya</text:p>
      <text:p text:style-name="P2"><text:a xlink:type="simple" xlink:href="https://uk.wikipedia.org/wiki/Російсько-українська_кібервійна" text:style-name="Internet_20_link" text:visited-style-name="Visited_20_Internet_20_Link"><text:span text:style-name="T1">https://uk.wikipedia.org/wiki/Російсько-українська_кібервійна</text:span></text:a></text:p>
      <text:p text:style-name="P2"><text:a xlink:type="simple" xlink:href="https://www.wired.com/story/notpetya-cyberattack-ukraine-russia-code-crashed-the-world/" text:style-name="Internet_20_link" text:visited-style-name="Visited_20_Internet_20_Link"><text:span text:style-name="T1">https://www.wired.com/story/notpetya-cyberattack-ukraine-russia-code-crashed-the-world/</text:span></text:a></text:p>
      <text:p text:style-name="P2"><text:a xlink:type="simple" xlink:href="https://www.cloudflare.com/learning/security/ransomware/petya-notpetya-ransomware/" text:style-name="Internet_20_link" text:visited-style-name="Visited_20_Internet_20_Link"><text:span text:style-name="T1">https://www.cloudflare.com/learning/security/ransomware/petya-notpetya-ransomware/</text:span></text:a></text:p>
      <text:p text:style-name="P2"/>
      <text:p text:style-name="P1">Інше</text:p>
      <text:p text:style-name="P2"><text:a xlink:type="simple" xlink:href="https://www.cisa.gov/news-events/cybersecurity-advisories/aa23-129a" text:style-name="Internet_20_link" text:visited-style-name="Visited_20_Internet_20_Link"><text:span text:style-name="T1">https://www.cisa.gov/news-events/cybersecurity-advisories/aa23-129a</text:span></text:a></text:p>
      <text:p text:style-name="P2"><text:a xlink:type="simple" xlink:href="https://www.trendmicro.com/en_us/research/23/i/examining-the-activities-of-the-turla-group.html" text:style-name="Internet_20_link" text:visited-style-name="Visited_20_Internet_20_Link"><text:span text:style-name="T1">https://www.trendmicro.com/en_us/research/23/i/examining-the-activities-of-the-turla-group.html</text:span></text:a></text:p>
      <text:p text:style-name="P2"/>
      <text:p text:style-name="P2">Соціальна інженерія та фішинг</text:p>
      <text:p text:style-name="P2"><text:a xlink:type="simple" xlink:href="https://www.cisa.gov/news-events/news/avoiding-social-engineering-and-phishing-attacks" text:style-name="Internet_20_link" text:visited-style-name="Visited_20_Internet_20_Link"><text:span text:style-name="T1">https://www.cisa.gov/news-events/news/avoiding-social-engineering-and-phishing-attacks</text:span></text:a></text:p>
      <text:p text:style-name="P2"><text:a xlink:type="simple" xlink:href="https://www.wiz.io/academy/detection-and-response/social-engineering-attacks" text:style-name="Internet_20_link" text:visited-style-name="Visited_20_Internet_20_Link"><text:span text:style-name="T1">https://www.wiz.io/academy/detection-and-response/social-engineering-attacks</text:span></text:a></text:p>
      <text:p text:style-name="P2"><text:a xlink:type="simple" xlink:href="https://gatefy.com/blog/real-and-famous-cases-social-engineering-attacks/" text:style-name="Internet_20_link" text:visited-style-name="Visited_20_Internet_20_Link"><text:span text:style-name="T1">https://gatefy.com/blog/real-and-famous-cases-social-engineering-attacks/</text:span></text:a></text:p>
      <text:p text:style-name="P2"><text:a xlink:type="simple" xlink:href="https://www.jpmorgan.com/insights/cybersecurity/phishing/unmasking-social-engineering-protecting-your-wealth-from-deceptive-cyber-tactics" text:style-name="Internet_20_link" text:visited-style-name="Visited_20_Internet_20_Link"><text:span text:style-name="T1">https://www.jpmorgan.com/insights/cybersecurity/phishing/unmasking-social-engineering-protecting-your-wealth-from-deceptive-cyber-tactics</text:span></text:a></text:p>
      <text:p text:style-name="P2"/>
      <text:p text:style-name="P2">Brute Force </text:p>
      <text:p text:style-name="P2"><text:a xlink:type="simple" xlink:href="https://matt-connors.medium.com/the-security-breach-that-rocked-the-world-a-reflection-on-rockyou-6d636bd84516" text:style-name="Internet_20_link" text:visited-style-name="Visited_20_Internet_20_Link"><text:span text:style-name="T1">https://matt-connors.medium.com/the-security-breach-that-rocked-the-world-a-reflection-on-rockyou-6d636bd84516</text:span></text:a></text:p>
      <text:p text:style-name="P2"><text:a xlink:type="simple" xlink:href="https://www.malwarebytes.com/blog/news/2024/07/rockyou2024-nearly-10-billion-passwords-leaked-online" text:style-name="Internet_20_link" text:visited-style-name="Visited_20_Internet_20_Link"><text:span text:style-name="T1">https://www.malwarebytes.com/blog/news/2024/07/rockyou2024-nearly-10-billion-passwords-leaked-online</text:span></text:a></text:p>
      <text:p text:style-name="P2"/>
      <text:p text:style-name="P2">Кібератаки на Україну </text:p>
      <text:p text:style-name="P2"><text:a xlink:type="simple" xlink:href="https://goit.global/ua/articles/kiberbezpeka-nayhuchnishi-kiberataky-v-istorii/" text:style-name="Internet_20_link" text:visited-style-name="Visited_20_Internet_20_Link"><text:span text:style-name="T1">https://goit.global/ua/articles/kiberbezpeka-nayhuchnishi-kiberataky-v-istorii/</text:span></text:a></text:p>
      <text:p text:style-name="P2"><text:a xlink:type="simple" xlink:href="https://tyzhden.ua/top-10-najbilshykh-kiberatak-desiatyrichchia/" text:style-name="Internet_20_link" text:visited-style-name="Visited_20_Internet_20_Link"><text:span text:style-name="T1">https://tyzhden.ua/top-10-najbilshykh-kiberatak-desiatyrichchia/</text:span>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15:43:18.967880221</meta:creation-date>
    <dc:date>2026-03-22T15:53:28.264184850</dc:date>
    <meta:editing-duration>PT10M10S</meta:editing-duration>
    <meta:editing-cycles>1</meta:editing-cycles>
    <meta:document-statistic meta:table-count="0" meta:image-count="0" meta:object-count="0" meta:page-count="1" meta:paragraph-count="38" meta:word-count="51" meta:character-count="1754" meta:non-whitespace-character-count="1738"/>
    <meta:generator>LibreOffice/24.2.7.2$Linux_X86_64 LibreOffice_project/420$Build-2</meta:generator>
  </office:meta>
</office:document-meta>
</file>